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44c" officeooo:paragraph-rsid="0018544c"/>
    </style:style>
    <style:style style:name="P2" style:family="paragraph" style:parent-style-name="Standard">
      <style:text-properties officeooo:paragraph-rsid="0018544c"/>
    </style:style>
    <style:style style:name="P3" style:family="paragraph" style:parent-style-name="Standard">
      <style:text-properties officeooo:rsid="00247a91" officeooo:paragraph-rsid="00247a91"/>
    </style:style>
    <style:style style:name="P4" style:family="paragraph" style:parent-style-name="Standard">
      <style:text-properties officeooo:rsid="0025dda6" officeooo:paragraph-rsid="0025dda6"/>
    </style:style>
    <style:style style:name="P5" style:family="paragraph" style:parent-style-name="Standard">
      <style:text-properties fo:font-weight="normal" officeooo:rsid="0018544c" officeooo:paragraph-rsid="0018544c" style:font-weight-asian="normal" style:font-weight-complex="normal"/>
    </style:style>
    <style:style style:name="P6" style:family="paragraph" style:parent-style-name="Standard">
      <style:text-properties officeooo:rsid="00269a38" officeooo:paragraph-rsid="00269a38"/>
    </style:style>
    <style:style style:name="P7" style:family="paragraph" style:parent-style-name="Standard">
      <style:text-properties officeooo:rsid="002e8202" officeooo:paragraph-rsid="002e8202"/>
    </style:style>
    <style:style style:name="P8" style:family="paragraph" style:parent-style-name="Standard">
      <style:text-properties officeooo:rsid="00313db1" officeooo:paragraph-rsid="00313db1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27c122"/>
    </style:style>
    <style:style style:name="P10" style:family="paragraph" style:parent-style-name="Text_20_body">
      <style:text-properties officeooo:rsid="00313db1" officeooo:paragraph-rsid="00313db1"/>
    </style:style>
    <style:style style:name="P11" style:family="paragraph" style:parent-style-name="Preformatted_20_Text">
      <style:text-properties officeooo:rsid="0018544c" officeooo:paragraph-rsid="0018544c"/>
    </style:style>
    <style:style style:name="P12" style:family="paragraph" style:parent-style-name="Standard">
      <style:text-properties fo:font-weight="bold" officeooo:rsid="0018544c" officeooo:paragraph-rsid="0018544c"/>
    </style:style>
    <style:style style:name="P13" style:family="paragraph" style:parent-style-name="Standard">
      <style:text-properties officeooo:rsid="0018544c" officeooo:paragraph-rsid="0018544c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18544c" officeooo:paragraph-rsid="0034214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44c" style:font-weight-asian="bold" style:font-weight-complex="bold"/>
    </style:style>
    <style:style style:name="T4" style:family="text">
      <style:text-properties fo:font-weight="bold" officeooo:rsid="0027c12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7c122" style:font-weight-asian="normal" style:font-weight-complex="normal"/>
    </style:style>
    <style:style style:name="T7" style:family="text">
      <style:text-properties officeooo:rsid="0018544c"/>
    </style:style>
    <style:style style:name="T8" style:family="text">
      <style:text-properties officeooo:rsid="0027c122"/>
    </style:style>
    <style:style style:name="T9" style:family="text">
      <style:text-properties officeooo:rsid="002d90f5"/>
    </style:style>
    <style:style style:name="T10" style:family="text">
      <style:text-properties officeooo:rsid="002e8202"/>
    </style:style>
    <style:style style:name="T11" style:family="text">
      <style:text-properties officeooo:rsid="00313db1"/>
    </style:style>
    <style:style style:name="T12" style:family="text">
      <style:text-properties officeooo:rsid="00365b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>source ~/.rvm/scripts/rvm</text:p>
      <text:p text:style-name="P15">rvm use ruby-2.2.4@rails4.<text:span text:style-name="T12">2</text:span></text:p>
      <text:p text:style-name="P1"/>
      <text:p text:style-name="P1">http://guides.rubyonrails.org/getting_started.html </text:p>
      <text:p text:style-name="P1"/>
      <text:p text:style-name="P3">selenium framework –https://www.youtube.com/watch?v=3n_qjNAXODU</text:p>
      <text:p text:style-name="P4"><text:a xlink:type="simple" xlink:href="http://www.seleniumframework.com/cucumber-jvm-3/complete-hybrid-framework-implementation-1/" text:style-name="Internet_20_link" text:visited-style-name="Visited_20_Internet_20_Link">http://www.seleniumframework.com/cucumber-jvm-3/complete-hybrid-framework-implementation-1/</text:a></text:p>
      <text:p text:style-name="P6">--qtpselenium.com/selenium-training/selenium-tutorial/selenium-training-hybrid-framework </text:p>
      <text:p text:style-name="P6"/>
      <text:p text:style-name="P6">--<text:span text:style-name="T10">sublime installation</text:span></text:p>
      <text:p text:style-name="P7"><text:a xlink:type="simple" xlink:href="https://community.linuxmint.com/tutorial/view/907" text:style-name="Internet_20_link" text:visited-style-name="Visited_20_Internet_20_Link">https://community.linuxmint.com/tutorial/view/907</text:a></text:p>
      <text:p text:style-name="P7"><text:s/>steps 1.sudo add-apt-repository ppa:webupd8team/sublime-text-2</text:p>
      <text:p text:style-name="P7"><text:s text:c="10"/>2. sudo apt-get update</text:p>
      <text:p text:style-name="P7">3. sudo apt-get install sublime-text</text:p>
      <text:p text:style-name="P7">-----------------------------------------------------------------------------------------</text:p>
      <text:p text:style-name="P7">-- <text:span text:style-name="T11">chrome installation</text:span></text:p>
      <text:p text:style-name="P8"><text:a xlink:type="simple" xlink:href="https://community.linuxmint.com/tutorial/view/1774" text:style-name="Internet_20_link" text:visited-style-name="Visited_20_Internet_20_Link">https://community.linuxmint.com/tutorial/view/1774</text:a></text:p>
      <text:p text:style-name="P10">1. Add this link to the list of repo sources "deb http://dl.google.com/linux/chrome/deb/ stable main"</text:p>
      <text:p text:style-name="Text_20_body">2. Run in terminal "sudo apt-get update"</text:p>
      <text:p text:style-name="Text_20_body">3. Run in terminal "sudo aptitude install google-chrome-stable"</text:p>
      <text:p text:style-name="Text_20_body">4. Done!</text:p>
      <text:p text:style-name="P8">-------------------------------------------------------------------------------------</text:p>
      <text:p text:style-name="P1"/>
      <text:p text:style-name="P1">rails server : WEBrick </text:p>
      <text:p text:style-name="P11"><text:span text:style-name="Source_20_Text"/></text:p>
      <text:p text:style-name="P11"><text:span text:style-name="Source_20_Text">--</text:span><text:span text:style-name="Source_20_Text"><text:span text:style-name="T9">bin/rails server</text:span></text:span></text:p>
      <text:p text:style-name="P9"><text:span text:style-name="T8">if this rises any priblem then try running </text:span><text:span text:style-name="T4">sudo apt-get install nodejs. </text:span><text:span text:style-name="T6"><text:s/></text:span><text:span text:style-name="T5">Uglifier is JavaScript compressor, so it need javascript runtime try installing </text:span><text:span text:style-name="Source_20_Text"><text:span text:style-name="T5">nodejs</text:span></text:span></text:p>
      <text:p text:style-name="P12"/>
      <text:p text:style-name="P5">UglifyJS is a JavaScript library for minifying JavaScript files. Uglify is pretty good at minifying files, and is used quite widely. If people have been saying to 'uglify' a .js file, they probably mean to minify it using Uglify.<text:line-break/><text:line-break/>Uglify isn't the only JavaScript minifier out there  - Google has their Closure Compiler, Yahoo has the YUI Compressor, etc. - although in my experience it's probably the easiest to work with.</text:p>
      <text:p text:style-name="P12"/>
      <text:p text:style-name="P1"><text:span text:style-name="T1">Minification</text:span> refers to the process of removing unnecessary or redundant data without affecting how the resource is processed by the browser - e.g. code comments and formatting, removing unused code, using shorter variable and function names, and so on. </text:p>
      <text:p text:style-name="P1"/>
      <text:p text:style-name="P1"/>
      <text:p text:style-name="P1">--------------------</text:p>
      <text:p text:style-name="P1">Migration </text:p>
      <text:p text:style-name="P1"/>
      <text:p text:style-name="P1">-<text:span text:style-name="T2">Migrations are Ruby classes </text:span>that are designed to <text:span text:style-name="T5">make it simple</text:span><text:span text:style-name="T2"> to create and modify database tables </text:span></text:p>
      <text:p text:style-name="P1">Rails uses rake commands to run migrations, and it's possible to undo a migration after it's been applied to your database. </text:p>
      <text:p text:style-name="P1"><text:soft-page-break/>Migration filenames include a timestamp to ensure that they're processed in the order that they were created. </text:p>
      <text:p text:style-name="P1">db/migrate/YYYYMMDDHHMMSS_create_articles.rb </text:p>
      <text:p text:style-name="P1"/>
      <text:p text:style-name="P2"><text:span text:style-name="T7">-</text:span><text:span text:style-name="T2">When you run </text:span>this <text:span text:style-name="T2">migration it will create </text:span>an <text:span text:style-name="Source_20_Text">articles</text:span> <text:span text:style-name="T2">table</text:span> with one string column and a text column. <text:span text:style-name="T2">It also creates</text:span> two <text:span text:style-name="T2">timestamp fields to allow Rails to track</text:span> article c<text:span text:style-name="T2">reation and</text:span> update times.</text:p>
      <text:p text:style-name="P1"/>
      <text:p text:style-name="P1">-only public methods can be actions for controllers. </text:p>
      <text:p text:style-name="P1"/>
      <text:p text:style-name="P1">redirect_to and render </text:p>
      <text:p text:style-name="P1"/>
      <text:p text:style-name="P1">-The render method is used so that the @article object is passed back to the new template when it is rendered. This rendering is done within the same request as the form submission, whereas the redirect_to will tell the browser to issue another request. </text:p>
      <text:p text:style-name="P1"/>
      <text:p text:style-name="P1">The simplest template that would work in this case would be one located at app/views/articles/new<text:span text:style-name="T2">.html.erb</text:span>. <text:span text:style-name="T2">The extension of this file name is important: the first extension is the format of the template, and the second extension is the handler that will be used.</text:span></text:p>
      <text:p text:style-name="P1"/>
      <text:p text:style-name="P2"><text:span text:style-name="T3">-</text:span>When you call <text:span text:style-name="Source_20_Text">form_for</text:span>, <text:span text:style-name="T2">you pass it an identifying object for this form</text:span>. In this case, it's the symbol <text:span text:style-name="Source_20_Text">:article</text:span>.</text:p>
      <text:p text:style-name="P2"/>
      <text:p text:style-name="P2"><text:span text:style-name="T3">-</text:span>The form needs to use a <text:span text:style-name="T2">different URL in order to go somewhere else</text:span>. This can be done quite simply with the <text:span text:style-name="Source_20_Text"><text:span text:style-name="T2">:url</text:span></text:span><text:span text:style-name="T2"> option of </text:span><text:span text:style-name="Source_20_Text"><text:span text:style-name="T2">form_for</text:span></text:span></text:p>
      <text:p text:style-name="P2"/>
      <text:p text:style-name="P2"><text:span text:style-name="Source_20_Text"><text:span text:style-name="T3">-</text:span></text:span>The<text:span text:style-name="T2"> </text:span><text:span text:style-name="Source_20_Text"><text:span text:style-name="T2">params</text:span></text:span><text:span text:style-name="T2"> method</text:span> is the object which represents the parameters (or fields) coming in from the form. The <text:span text:style-name="Source_20_Text">params</text:span> method returns an <text:span text:style-name="Source_20_Text">ActionController::Parameters</text:span> object, which allows you to access the keys of the hash using either strings or symbols.</text:p>
      <text:p text:style-name="P2"/>
      <text:p text:style-name="P2"><text:span text:style-name="Source_20_Text"><text:span text:style-name="T3">-</text:span></text:span><text:bookmark text:name="creating-the-article-model"/>Creating the Article model</text:p>
      <text:p text:style-name="Text_20_body">Models in Rails use a singular name, and their corresponding database tables use a plural name.</text:p>
      <text:p text:style-name="P2"/>
      <text:p text:style-name="P2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thra </meta:initial-creator>
    <meta:creation-date>2016-07-19T10:49:07.342611311</meta:creation-date>
    <dc:date>2016-07-26T12:49:37.741291848</dc:date>
    <meta:editing-duration>PT9H11M50S</meta:editing-duration>
    <meta:editing-cycles>22</meta:editing-cycles>
    <meta:generator>LibreOffice/5.1.2.2$Linux_X86_64 LibreOffice_project/10m0$Build-2</meta:generator>
    <meta:document-statistic meta:table-count="0" meta:image-count="0" meta:object-count="0" meta:page-count="2" meta:paragraph-count="40" meta:word-count="503" meta:character-count="3700" meta:non-whitespace-character-count="3214"/>
  </office:meta>
</office:document-meta>
</file>